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0e0e0"/>
    </style:style>
    <style:style style:name="P3" style:family="paragraph" style:parent-style-name="Standard">
      <style:paragraph-properties fo:margin-bottom="0.1667in"/>
      <style:text-properties style:font-name="Songti TC" fo:font-size="12.0pt" fo:background-color="#ececec"/>
    </style:style>
    <style:style style:name="P4" style:family="paragraph" style:parent-style-name="Standard">
      <style:text-properties style:font-name="LiHei Pro" fo:font-size="12.0pt"/>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良哲</text:span><text:s/>  |  2013.12.31 09:17   |   <text:a xlink:type="simple" xlink:href="http://palinfo.habago.org/Entry?Command=Information_PrintForum&amp;iPage=461#FORUM32091"><text:span text:style-name="T2">#</text:span></text:a></text:p>
      <text:p text:style-name="P2"><text:span text:style-name="T3">(</text:span>仿前文，照樣造句<text:span text:style-name="T3">)</text:span>請問到底以色列要不要放棄它那要毀滅巴勒斯坦的作法呢？<text:span text:style-name="T3"><text:line-break/></text:span>畢竟哈馬斯就是一直用這個理由拒絕與以色列談判的啊！<text:span text:style-name="T3"><text:line-break/><text:line-break/><text:line-break/></text:span>我不是說哈馬斯都對，但與以色列談判幾回，巴解與巴勒斯坦當局可有爭取到什麼實質進展？反倒讓以色列繼續蠶食鯨吞。加薩百萬餘人長期因以色列刻意封鎖而陷人道困境，癥結本在以色列，若有心謀求和平，黨綱豈有阻礙！</text:p>
      <text:p text:style-name="P1"><text:span text:style-name="T1">秉叡</text:span><text:s/>  |  2013.12.31 08:52   |   <text:a xlink:type="simple" xlink:href="http://palinfo.habago.org/Entry?Command=Information_PrintForum&amp;iPage=461#FORUM32090"><text:span text:style-name="T2">#</text:span></text:a></text:p>
      <text:p text:style-name="P3"><text:span text:style-name="T3">(</text:span>接下文<text:span text:style-name="T3">)</text:span>請問到底哈馬斯要不要放棄它那要毀滅以色列的黨綱呢？<text:span text:style-name="T3"><text:line-break/></text:span>畢竟以色列就是一直用這個理由拒絕汗哈馬似談判的啊？</text:p>
      <text:p text:style-name="P1"><text:span text:style-name="T1">秉叡</text:span><text:s/>  |  2013.12.31 07:30   |   <text:a xlink:type="simple" xlink:href="http://palinfo.habago.org/Entry?Command=Information_PrintForum&amp;iPage=461#FORUM32089"><text:span text:style-name="T2">#</text:span></text:a></text:p>
      <text:p text:style-name="P2"><text:span text:style-name="T3"><text:line-break/></text:span>江春男：<text:span text:style-name="T3"><text:s/></text:span>也談神主牌<text:span text:style-name="T3"><text:line-break/>2013</text:span>年<text:span text:style-name="T3">12</text:span>月<text:span text:style-name="T3">31</text:span>日<text:span text:style-name="T3">00:02 <text:line-break/><text:line-break/></text:span>加薩走廊可說是一個超大型的難民營，陸海空三面全被包圍，人民生活悲慘，全靠國際援助，哈馬斯與以色列誓不兩立，前幾天又向以色列發射火箭彈，以色列立刻還以顏色，出動三次空襲，衝突永無止境，與西岸的情勢大不相同。<text:span text:style-name="T3"><text:line-break/><text:line-break/></text:span>加薩和西岸本來是一家人，都是巴勒斯坦人，現在分裂成兩個政府，對以色列採取不同政策，最大的不同是西岸準備跟以色列和平共存，但控制加薩的哈馬斯，是激進的伊斯蘭組織，發誓要消滅以色列。<text:span text:style-name="T3"><text:line-break/><text:line-break/></text:span>這個目標很不切實際，但卻寫在哈馬斯憲章上面，那是三十年前的事。以色列要求哈馬斯拿掉這一條，否則雙方不可能談判。但哈馬斯則堅持它是歷史文件，沒有必要取消。要談就談，不談拉倒，反正這個神主牌不能動。<text:span text:style-name="T3"><text:line-break/><text:line-break/></text:span>哈馬斯憲章和民進黨的台獨黨綱有幾分相似，都是激昂的革命時期的產物，後來客觀環境發生巨大變化，許多人主張加以修改，刪除或調整，都會遭受激進派的反對。以色列以此為藉口對付哈馬斯，正如中共也以此為藉口對付民進黨一樣。<text:span text:style-name="T3"><text:line-break/><text:line-break/></text:span>除了哈馬斯之外，還有巴勒斯坦組織，愛爾蘭共和軍，巴斯克獨立運動，都有不達目的絕不妥協的口號，但大都與時俱進，不時調整政策，也跟著修改政綱，很少組織會把它當作神主牌一樣拱在神桌上，何況民進黨當過執政黨，不是反體制的革命團體。<text:span text:style-name="T3"><text:line-break/><text:line-break/></text:span>革命團體的政綱最有水準的可能是南非的民族議會，它的黨章不斷強調他們是南非這塊土地的主人，代代相傳，永遠守護這塊土地，永不分離，且要讓生活在這塊土地上的人民，不分種族膚色男女，均享有平等自由人權和尊嚴。<text:span text:style-name="T3"><text:line-break/><text:line-break/></text:span>這不是神主牌，而是真誠的信仰。這裏不談國家，主權或獨立。不談白人黑人或國名，只訴求普世價值，它簡潔深刻，如感人的詩篇，任何對手都無法挑剔。<text:span text:style-name="T3"><text:line-break/>http://www.appledaily.com.tw/realtimenews/article/forum/20131231/317800/2/</text:span>江春男：也談神主牌</text:p>
      <text:p text:style-name="P1"><text:span text:style-name="T1">陳真</text:span><text:s/>  |  2013.12.11 01:59   |   <text:a xlink:type="simple" xlink:href="http://palinfo.habago.org/Entry?Command=Information_PrintForum&amp;iPage=461#FORUM32083"><text:span text:style-name="T2">#</text:span></text:a></text:p>
      <text:p text:style-name="P3">古巴領袖：曼德拉與哥哥是摯友<text:span text:style-name="T3"> <text:line-break/><text:line-break/></text:span>【中央社╱約翰尼斯堡<text:span text:style-name="T3">10</text:span>日專電】<text:span text:style-name="T3"><text:s/>2013.12.10 11:09 pm <text:line-break/><text:line-break/><text:line-break/></text:span>古巴國家領導人勞爾．卡斯楚今天在約翰尼斯堡舉行的曼德拉追思會上致詞表示，古巴前領導人斐代爾．卡斯楚與曼德拉是摯友，兩人交誼匪淺。<text:span text:style-name="T3"><text:line-break/><text:line-break/></text:span>「南非聯合新聞社」（<text:span text:style-name="T3">SAPA</text:span>）今天報導引述勞爾．卡斯楚（<text:span text:style-name="T3">Raul Castro</text:span>）說，古巴人民對於南非人民有著難以言喻的特殊情感。<text:span text:style-name="T3"><text:line-break/><text:line-break/></text:span>他提及曼德拉<text:span text:style-name="T3">1991</text:span>年造訪古巴是「曼德拉與斐代爾．卡斯楚（<text:span text:style-name="T3">Fidel Castro</text:span>）的完美組合。也代表古巴人民與南非人民間如兄弟般連結的象徵。」<text:span text:style-name="T3"><text:line-break/><text:line-break/></text:span>他說，他的哥哥斐代爾曾告訴他，曼德拉不會刻意記住<text:span text:style-name="T3">27</text:span>年牢獄生活，但會藉由因為反對種族隔離政策入監服刑這件事情，洗滌自己的靈魂。<text:span text:style-name="T3"><text:line-break/><text:line-break/></text:span>他還說，曼德拉的事蹟為拉丁美洲與加勒比海地區樹立了最佳人品典範。因為曼德拉不斷地教導這些國家，唯有透過對話與合作才能化解彼此的衝突。<text:span text:style-name="T3"> <text:line-break/><text:line-break/></text:span>【<text:span text:style-name="T3">2013/12/10 </text:span>中央社】<text:span text:style-name="T3"><text:line-break/><text:line-break/>=========<text:line-break/></text:span>卡斯特羅：曼德拉是尊嚴終極象徵<text:span text:style-name="T3"><text:s/></text:span>憶其訪古巴情形<text:span text:style-name="T3"><text:line-break/><text:line-break/>2013-12-10 21:41:57 </text:span>來源：<text:span text:style-name="T3"><text:s/></text:span>人民網<text:span text:style-name="T3"> <text:line-break/><text:line-break/></text:span>當地時間<text:span text:style-name="T3">12</text:span>月<text:span text:style-name="T3">10</text:span>日，南非約翰內斯堡美國總統奧巴馬出席曼德拉官方追悼會，並與古巴領導人卡斯特羅握手致意。卡斯特羅還向曼德拉致敬，稱榮譽和光榮永遠屬於曼德拉以及南非人民。<text:span text:style-name="T3"><text:line-break/><text:line-break/></text:span>據外媒報道，南非前總統曼德拉的追悼大會<text:span text:style-name="T3">10</text:span>日在南非舉行。古巴領導人勞爾卡斯特羅在大會上致辭。卡斯特羅稱，曼德拉是<text:span text:style-name="T3">“</text:span>尊嚴的終極象徵<text:span text:style-name="T3">”</text:span>，是團結、和平和和解的<text:span text:style-name="T3">“</text:span>先知<text:span text:style-name="T3">”</text:span>。<text:span text:style-name="T3"><text:line-break/><text:line-break/></text:span>卡斯特羅稱，曼德拉曾領導一個決心克服殖民主義和種族主義影響的國家。卡斯特羅還回憶了曼德拉<text:span text:style-name="T3">1991</text:span>年訪問古巴的情景，他稱，曼德拉當時表示，古巴人民在南非人民心中有著特殊的地位。<text:span text:style-name="T3"><text:line-break/><text:line-break/></text:span>卡斯特羅還向曼德拉致敬，稱榮譽和光榮永遠屬於曼德拉以及南非人民。<text:span text:style-name="T3"><text:line-break/><text:line-break/></text:span>此前，美國總統奧巴馬在曼德拉追悼大會上致辭，並還同卡斯特羅擁抱。外媒分析稱，美國古巴這兩個冷戰時期的<text:span text:style-name="T3">“</text:span>敵人<text:span text:style-name="T3">”</text:span>此次握手，似乎是在共同體會曼德拉所留下關於<text:span text:style-name="T3">“</text:span>和解<text:span text:style-name="T3">”</text:span>的精神。近來，美國與古巴的關係似乎出現改進的跡象。<text:span text:style-name="T3"><text:line-break/><text:line-break/></text:span>當地時間<text:span text:style-name="T3">12</text:span>月<text:span text:style-name="T3">10</text:span>日，南曼德拉的追悼大會在南非<text:span text:style-name="T3">FNB</text:span>體育場舉行。全球數十個國家的政要、代表出席此次追悼大會。出席者除了美國總統奧巴馬和聯合國秘書長潘基文，還包括法國總統奧朗德、英國首相卡梅倫、巴西總統迪爾瑪羅塞夫和津巴布韋總統穆加貝，以及中國國家副主席李源潮等。</text:p>
      <text:p text:style-name="P1"><text:span text:style-name="T1">陳真</text:span><text:s/>  |  2013.12.02 13:45   |   <text:a xlink:type="simple" xlink:href="http://palinfo.habago.org/Entry?Command=Information_PrintForum&amp;iPage=461#FORUM32082"><text:span text:style-name="T2">#</text:span></text:a></text:p>
      <text:p text:style-name="P2">我在<text:span text:style-name="T3">1993-1995</text:span>這幾年跟善牧有點接觸<text:span text:style-name="T3">. </text:span>當時善牧在花蓮成立一個收容雛妓的中途之家<text:span text:style-name="T3">,</text:span>大多是被父母賣入火坑的未成年少女<text:span text:style-name="T3">. </text:span>當年執行長是門諾醫院副院長的夫人<text:span text:style-name="T3">,</text:span>因救援雛妓招惹黑道<text:span text:style-name="T3">,</text:span>光天化日下遭一群人痛毆<text:span text:style-name="T3">,</text:span>重傷住院<text:span text:style-name="T3">.<text:line-break/><text:line-break/></text:span>現在的人從事所謂社運或什麼偉大運動之類<text:span text:style-name="T3">,</text:span>往往氣燄高張<text:span text:style-name="T3">,</text:span>對之稍有不敬便是一陣正義的圍毆羞辱與糟蹋<text:span text:style-name="T3">.</text:span>我沒法想像這是哪門子社運<text:span text:style-name="T3">.</text:span>一個運動如果令人噤若寒蟬<text:span text:style-name="T3">,</text:span>幹它媽都已經是個王了<text:span text:style-name="T3">,</text:span>還需要運動嗎<text:span text:style-name="T3">? <text:line-break/><text:line-break/></text:span>三十年前的某一天<text:span text:style-name="T3">,</text:span>我在報上看到一篇很短的報導<text:span text:style-name="T3">,</text:span>寫說有個十歲不到的雛妓逃離火坑被送去醫院<text:span text:style-name="T3">,</text:span>結果又在醫院被黑道給抓回去<text:span text:style-name="T3">. </text:span>報上說<text:span text:style-name="T3">,</text:span>該人口販子組織之所以如此肆無忌憚<text:span text:style-name="T3">,</text:span>是因為背後有<text:span text:style-name="T3"><text:s/>"</text:span>某立委<text:span text:style-name="T3">" </text:span>撐腰<text:span text:style-name="T3">. <text:line-break/><text:line-break/></text:span>我看了很生氣<text:span text:style-name="T3">,</text:span>打電話去報社問他們<text:span text:style-name="T3"><text:s/>"</text:span>某立委<text:span text:style-name="T3">" </text:span>是哪位立委哪個人渣<text:span text:style-name="T3">"? </text:span>為何不公諸於世<text:span text:style-name="T3">? </text:span>記者表示<text:span text:style-name="T3">,</text:span>他們顧及報社與人身安危<text:span text:style-name="T3">,</text:span>不可能把名字寫出來<text:span text:style-name="T3">.<text:line-break/><text:line-break/></text:span>兩年後<text:span text:style-name="T3">,1988</text:span>年<text:span text:style-name="T3">,</text:span>我發表了台灣兒童人權報告<text:span text:style-name="T3">,1989</text:span>年成立台灣第一個兒童福利團體叫台灣兒童福利協進會<text:span text:style-name="T3">,</text:span>簡稱兒福<text:span text:style-name="T3">,</text:span>會員一百多人<text:span text:style-name="T3">,</text:span>包括後來從政的李慶雄<text:span text:style-name="T3">,</text:span>楊秋興和戴振耀等等<text:span text:style-name="T3">. </text:span>成立兒福<text:span text:style-name="T3">,</text:span>從此為我個人開啟一段長達數年彷彿地獄般的日子<text:span text:style-name="T3">.<text:line-break/><text:line-break/>1993-1995,</text:span>我每周從沙鹿到門諾義診<text:span text:style-name="T3">,</text:span>看完診常跑去善牧<text:span text:style-name="T3">.</text:span>聽聞許多故事<text:span text:style-name="T3">,</text:span>寫來滿紙悲愴<text:span text:style-name="T3">,</text:span>難以忘懷<text:span text:style-name="T3">.<text:line-break/><text:line-break/></text:span>有個理應念國中的雛妓<text:span text:style-name="T3">,</text:span>她說她看到同齡的女生每天背著書包上學<text:span text:style-name="T3">,</text:span>十分羨慕<text:span text:style-name="T3">. </text:span>還有個女生<text:span text:style-name="T3">,</text:span>胸前被人口販子刺上一些不雅字眼<text:span text:style-name="T3">,</text:span>每次洗澡看見自己身上這樣一些刺青<text:span text:style-name="T3">,</text:span>經常痛哭流涕<text:span text:style-name="T3">. <text:line-break/><text:line-break/></text:span>還有個小女生<text:span text:style-name="T3">,</text:span>因為善牧的關係<text:span text:style-name="T3">,</text:span>開始接觸宗教<text:span text:style-name="T3">.</text:span>有一回工作人員開車載她<text:span text:style-name="T3">,</text:span>路經教堂<text:span text:style-name="T3">,</text:span>她說她覺得自己很髒<text:span text:style-name="T3">,</text:span>不敢抬頭正眼看教堂<text:span text:style-name="T3">,</text:span>她問工作人員說上帝會不會接受她<text:span text:style-name="T3">?<text:line-break/><text:line-break/></text:span>我常想<text:span text:style-name="T3">,</text:span>天使不會知道自己是天使<text:span text:style-name="T3">,</text:span>就如一個純潔的人不可能知道自己很純潔<text:span text:style-name="T3">. </text:span>就像<text:span text:style-name="T3"><text:s/>"</text:span>三隱士<text:span text:style-name="T3">" </text:span>裏孤島上那三個連禱告都不會的傻帽<text:span text:style-name="T3">,</text:span>他們才是上帝的子民<text:span text:style-name="T3">.<text:line-break/><text:line-break/></text:span>創辦兒福那兩年<text:span text:style-name="T3">,</text:span>卑劣可怕之事不斷<text:span text:style-name="T3">,</text:span>外人難以想像<text:span text:style-name="T3">. 1989</text:span>年兒童節<text:span text:style-name="T3">,</text:span>我發起遊行<text:span text:style-name="T3">,</text:span>擔任總指揮<text:span text:style-name="T3">,</text:span>要求開辦重症兒童醫療保險<text:span text:style-name="T3">. </text:span>遊行僅<text:span text:style-name="T3">50</text:span>幾人<text:span text:style-name="T3">,</text:span>大多老幼婦孺與學生<text:span text:style-name="T3">,</text:span>手無寸鐵<text:span text:style-name="T3">,</text:span>但武裝警察與便衣和情治人員卻高達兩百多人<text:span text:style-name="T3">,</text:span>甚至荷槍實彈<text:span text:style-name="T3">,</text:span>一路跟隨<text:span text:style-name="T3">,</text:span>還把高雄市政府團團圍住<text:span text:style-name="T3">,</text:span>如臨大敵<text:span text:style-name="T3">.<text:line-break/><text:line-break/></text:span>那次遊行本來不打算申請<text:span text:style-name="T3">,</text:span>情治單位打電話給我說不申請我會很慘<text:span text:style-name="T3">,</text:span>我說無所謂<text:span text:style-name="T3">.</text:span>後來<text:span text:style-name="T3">,</text:span>參與成員大多希望提出申請<text:span text:style-name="T3">,</text:span>所以我就依照眾人決議去申請<text:span text:style-name="T3">. </text:span>申請竟然沒通過<text:span text:style-name="T3">,</text:span>沒通過的理由公文上寫著<text:span text:style-name="T3">: <text:line-break/><text:line-break/>"</text:span>相關訴求有其它管道可以表達<text:span text:style-name="T3">,</text:span>不需要遊行<text:span text:style-name="T3">."<text:line-break/><text:line-break/></text:span>很好笑的公文不是嗎<text:span text:style-name="T3">? </text:span>不通過就算了<text:span text:style-name="T3">,</text:span>所以我就決定非法遊行<text:span text:style-name="T3">. </text:span>想不到就在遊行前夕深夜<text:span text:style-name="T3">11</text:span>點<text:span text:style-name="T3">50</text:span>分<text:span text:style-name="T3">,</text:span>趕在最後一刻<text:span text:style-name="T3">,</text:span>警方竟然跑來我租的地方按門鈴<text:span text:style-name="T3">,</text:span>親自送來申請通過的公文<text:span text:style-name="T3">. </text:span>一下否決<text:span text:style-name="T3">,</text:span>一下又自己批准<text:span text:style-name="T3">,</text:span>所謂司法或行政<text:span text:style-name="T3">,</text:span>真是宛如兒戲<text:span text:style-name="T3">.<text:line-break/><text:line-break/></text:span>遊行結束之後持續好幾天<text:span text:style-name="T3">,</text:span>半夜經常有人打電話來裝神弄鬼<text:span text:style-name="T3">,</text:span>電話中<text:span text:style-name="T3">,</text:span>一下要我走路小心<text:span text:style-name="T3">,</text:span>一下說要讓我死得很難看<text:span text:style-name="T3">,</text:span>吵到我沒法睡<text:span text:style-name="T3">,</text:span>只好把電話筒拿起來<text:span text:style-name="T3"><text:s/>.<text:line-break/><text:line-break/></text:span>幾天以後<text:span text:style-name="T3">,</text:span>我以為騷擾結束了<text:span text:style-name="T3">,</text:span>就把電話筒又掛回去<text:span text:style-name="T3">. </text:span>有一天<text:span text:style-name="T3">,</text:span>恐嚇電話又打來<text:span text:style-name="T3">,</text:span>電話中又是一陣喊打喊殺<text:span text:style-name="T3">,</text:span>喊到最後說<text:span text:style-name="T3">:"</text:span>它媽的陳真<text:span text:style-name="T3">,</text:span>有種你給我下樓來<text:span text:style-name="T3">,</text:span>我們在你樓下等你<text:span text:style-name="T3">." </text:span>我一看錶<text:span text:style-name="T3">,</text:span>凌晨五點<text:span text:style-name="T3">,</text:span>天都快亮了<text:span text:style-name="T3">,</text:span>我就說好<text:span text:style-name="T3">,</text:span>我現在下去<text:span text:style-name="T3">.<text:line-break/><text:line-break/></text:span>我下樓來<text:span text:style-name="T3">,</text:span>走出門外<text:span text:style-name="T3">,</text:span>天色微亮<text:span text:style-name="T3">,</text:span>林泉街一片寧靜<text:span text:style-name="T3">,</text:span>遠遠傳來幾聲麻雀<text:span text:style-name="T3">,</text:span>但沒看到那些叫我下樓說要給我好看的人<text:span text:style-name="T3">. </text:span>我知道他們是誰<text:span text:style-name="T3">,</text:span>因為我音感很敏銳<text:span text:style-name="T3">,</text:span>我聽過他們的聲音<text:span text:style-name="T3">,</text:span>這個半夜不睡覺擾人清夢的混蛋<text:span text:style-name="T3">,</text:span>就是高雄市警察局的某位高階警官<text:span text:style-name="T3">. <text:line-break/><text:line-break/></text:span>我站著發呆了一會兒<text:span text:style-name="T3">,</text:span>街上依舊無人<text:span text:style-name="T3">,</text:span>大夥仍在睡夢中<text:span text:style-name="T3">,</text:span>空氣中有一股清涼<text:span text:style-name="T3">,</text:span>當下心裏突然產生一種異樣感<text:span text:style-name="T3">,</text:span>或許哀傷<text:span text:style-name="T3">,</text:span>但十分美麗<text:span text:style-name="T3">.<text:line-break/><text:line-break/></text:span>若要說起那些悲慘歲月<text:span text:style-name="T3">,</text:span>到頭來<text:span text:style-name="T3">,</text:span>印象最深的卻是這一幕<text:span text:style-name="T3">,</text:span>始終難忘<text:span text:style-name="T3">.<text:line-break/><text:line-break/></text:span>前些天<text:span text:style-name="T3">,</text:span>趁著去高雄辦事<text:span text:style-name="T3">,</text:span>特地來到林泉街<text:span text:style-name="T3">,</text:span>我站在當年同樣的門口<text:span text:style-name="T3">,</text:span>同樣的位置上<text:span text:style-name="T3">,</text:span>朝街角拍了一張照<text:span text:style-name="T3">,</text:span>彷彿我真能捕捉到那些早已消逝的歲月<text:span text:style-name="T3">.</text:span></text:p>
      <text:p text:style-name="P1"><text:span text:style-name="T1">陳真</text:span><text:s/>  |  2013.12.02 01:08   |   <text:a xlink:type="simple" xlink:href="http://palinfo.habago.org/Entry?Command=Information_PrintForum&amp;iPage=461#FORUM32081"><text:span text:style-name="T2">#</text:span></text:a></text:p>
      <text:p text:style-name="P3">順便貼一下垃圾黨不能算<text:span text:style-name="T3"><text:s/>"</text:span>新<text:span text:style-name="T3">" </text:span>的新聞<text:span text:style-name="T3">. </text:span>那些維護憲政捍衛民主法治的民主人士或什麼親綠學者們不知道哪去了<text:span text:style-name="T3">?<text:line-break/><text:line-break/></text:span>陳真<text:span text:style-name="T3"><text:line-break/><text:line-break/>====================== <text:line-break/></text:span>柯建銘和他的同志們<text:span text:style-name="T3"> <text:line-break/><text:line-break/></text:span>【聯合報╱黑白集】<text:span text:style-name="T3"><text:s/>2013.12.01 03:46 am <text:line-break/><text:line-break/><text:line-break/></text:span>立法院紀委會審理柯建銘的關說案，在藍營八名紀委全員缺席下，清一色由民進黨八名紀委主導，短短不到十分鐘即做成決議，認定柯建銘沒有關說，還了他「清白」。<text:span text:style-name="T3"><text:line-break/><text:line-break/></text:span>立法院用這種赤裸裸「放水」的方式來表現「自律」，證明台灣民主政治創造「奇蹟」的能力依然不減。藍營八名紀委集體缺席，打的是什麼算盤，令人摸不著邊際；而綠營八名紀委毫不含糊，見藍軍「放空城」，該護短就護短，能烏賊就烏賊，三兩下就幫柯建銘鍍上金身，讓他「立地成佛」。如此神奇的除罪化妝術，簡直比魔術還厲害。<text:span text:style-name="T3"><text:line-break/><text:line-break/></text:span>但是，在柯建銘笑得燦爛之時，許多民眾恐怕也在懷疑：這究竟是綠營的同志們解救柯建銘脫離了關說案的苦海，還是民進黨跟著柯建銘掉進了道德失守的深淵？關說案爆發後，民進黨內一直有兩種不同聲音：一種認為黨不該被柯建銘一人綁架，一種則在「反馬」的見獵心喜下迅速與王金平結盟，結合藍綠「保王」力量共同倒馬。從紀委會的決議看，顯然後一派主張勝出，全黨皆選擇追隨柯建銘去擁抱王金平。<text:span text:style-name="T3"><text:line-break/><text:line-break/></text:span>民進黨一直是戰略高手，但也常因過度講究戰略，汲汲追逐短期利益，而不惜犧牲自己的價值信仰，最後卻錯失其終極目標。這次立院紀委會的演出，同志們的挺柯擁王，顯然也是此一類型。藍營八名紀委的缺席不論是惡意或善意，都讓綠營擔綱這次為老柯「漂白除罪」的獨腳戲，留給民眾的，則是民進黨顛倒是非、隻手放水的惡劣印象，對民進黨絕對是減分。<text:span text:style-name="T3"><text:line-break/><text:line-break/></text:span>民進黨在立法院有過令人動容的年代，但走到今天，竟公開擁抱關說、力挺濫權，今後就別再說什麼正義的大話了吧！<text:span text:style-name="T3"> <text:line-break/><text:line-break/></text:span>【<text:span text:style-name="T3">2013/12/01 </text:span>聯合報】<text:span text:style-name="T3">@ http://udn.com/</text:span></text:p>
      <text:p text:style-name="P4"/>
      <text:p text:style-name="P1"><text:span text:style-name="T1">陳真</text:span><text:s/>  |  2013.12.02 00:14   |   <text:a xlink:type="simple" xlink:href="http://palinfo.habago.org/Entry?Command=Information_PrintForum&amp;iPage=462#FORUM32080"><text:span text:style-name="T2">#</text:span></text:a></text:p>
      <text:p text:style-name="P3">善牧湯靜蓮修女<text:span text:style-name="T3"><text:s/></text:span>東元獎人文獎<text:span text:style-name="T3"><text:line-break/><text:line-break/></text:span>中央社記者許湘欣台北<text:span text:style-name="T3">1</text:span>日電<text:span text:style-name="T3"><text:s/>(2013-12-01 19:33:51)<text:line-break/><text:line-break/></text:span>第<text:span text:style-name="T3">20</text:span>屆東元獎人文獎項頒給天主教善牧基金會創會執行長、現任善牧基金會顧問湯靜蓮修女。湯靜蓮表示，感謝東元獎沒忘記人文與弱勢，善行會引導更多人關注弱勢，<text:span text:style-name="T3"><text:line-break/><text:line-break/></text:span>現年<text:span text:style-name="T3">77</text:span>歲、一席樸拙修女服的湯靜蓮，為今天東元獎<text:span text:style-name="T3">6</text:span>位得主中唯一一位非科技類得主。<text:span text:style-name="T3"><text:line-break/><text:line-break/></text:span>馬來西亞出生的她，中文仍帶有口音，她一字一句的表示，感謝東元獎沒忘記人文精神與關懷弱勢。東元獎對台灣科技非常重要，但也很重視人文弱勢，她特別感謝；因為善行會引導更多人關注弱勢團體，可讓弱勢團體受到幫助。<text:span text:style-name="T3"><text:line-break/><text:line-break/></text:span>終身心繫與奉獻給不幸青少年，尤其是不幸少女際遇的湯靜蓮，多年來領導善牧救助的台灣孩子超過<text:span text:style-name="T3">1</text:span>萬名。<text:span text:style-name="T3"><text:line-break/><text:line-break/></text:span>她今天以一個小故事替代致詞：有名男孩，住萬華，小學二、三年級時因為父親是黑社會，被轉學去南部和媽媽一起幫忙親戚做農，開始中輟生涯，<text:span text:style-name="T3">16</text:span>歲回台北，一個徬徨無目的的孩子，善牧看到他。<text:span text:style-name="T3"><text:line-break/><text:line-break/></text:span>湯靜蓮用平緩的語氣說，「他很願意唸書、很乖，<text:span text:style-name="T3">16</text:span>歲了，太久沒接觸課本，沒辦法唸書，但對修理冷氣有興趣，學習一技之長，後來和<text:span text:style-name="T3">1</text:span>個很乖巧的中輟生女孩子一起結婚，過著正常生活。」<text:span text:style-name="T3"><text:line-break/><text:line-break/></text:span>她表示，若不是遇到善牧，而是黑社會，這個男孩的將來會很不一樣。「我們幫忙他走上正軌，跟黑社會在一起，很不好。」<text:span text:style-name="T3"><text:line-break/><text:line-break/></text:span>這就是為什麼弱勢工作很重要。湯靜蓮說，她<text:span text:style-name="T3">19</text:span>歲進入修會，已經<text:span text:style-name="T3">58</text:span>年了，學習的就是肯定人，相信他們一定可以變好，她也會持續秉持「一個人的價值高於全世界」的精神，希望東元獎能激發更多人能有好的使命。<text:span text:style-name="T3"><text:line-break/><text:line-break/></text:span>秉持著與「做別人沒有做或不願意做的」理念，東元獎評審委員會認為，湯靜蓮總是把眼光放到最需要幫助卻還沒有人伸出援手的地方，讓善牧開創台灣許多第<text:span text:style-name="T3">1</text:span>個服務：第<text:span text:style-name="T3">1</text:span>個<text:span text:style-name="T3">24</text:span>小時不打烊的婦女庇護家園、第<text:span text:style-name="T3">1</text:span>個專屬目睹暴力兒童的服務中心、第<text:span text:style-name="T3">1</text:span>個青少年服務中心、第<text:span text:style-name="T3">1</text:span>個中輟學園等。<text:span text:style-name="T3"><text:line-break/><text:line-break/></text:span>東元評審委員會說，在外界還沒有注意到外籍配偶普遍受暴、與新台灣之子關係緊張等問題時，善牧從<text:span text:style-name="T3">1992</text:span>年便開始安置受家暴傷害的外籍配偶及她們的子女。<text:span text:style-name="T3"><text:line-break/><text:line-break/></text:span>身材嬌小的湯靜蓮用一雙手，伸向長期哭喊無人回應的家暴婦女，仔細擦去她們的眼淚、提供安全庇護家園，在遠離暴力的環境中慢慢找回自信，復原到可以自立自強，走出全新的人生。<text:span text:style-name="T3"><text:line-break/><text:line-break/></text:span>東元獎評審委員會說，湯靜蓮以一雙手伸進眾多被迫賣淫的黑暗少女地獄，拉她們擺脫「<text:span text:style-name="T3">20</text:span>而老、<text:span text:style-name="T3">30</text:span>而死的『雛妓宿命』，更用真誠擁抱這些自認沒價值的女孩們說：「妳是珍貴的，妳是我的寶貝。」<text:span text:style-name="T3"><text:line-break/><text:line-break/></text:span>東元獎評審委員會指出，湯靜蓮無私奉獻的熱誠精神和毅力遠見，正是東元獎成立<text:span text:style-name="T3">20</text:span>週年來表彰社會典範的最佳寫照。<text:span text:style-name="T3"><text:line-break/><text:line-break/></text:span>東元科技獎在東元基金會創會元年設置，第<text:span text:style-name="T3">6</text:span>年起在科技中增設「人文類獎」，倡導科技人文融合發展的理念，並於<text:span text:style-name="T3">11</text:span>屆起更名為「東元獎」，積極倡議科技回歸造成人類福祉的目的。<text:span text:style-name="T3"><text:line-break/><text:line-break/></text:span>這屆人文獎以社會服務為遴選領域，獎勵具有胸懷大愛、推己及人的精神，積極扶助弱勢族群，長期致力於社會服務，且具有貢獻事蹟者。<text:span text:style-name="T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